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UZ ACOSTA, HILDA DO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1844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423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UZ ACOSTA HILDA DO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184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 423 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241844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10 - Pavo BB Blanco</text:p>
          </table:table-cell>
          <table:table-cell table:style-name="Tableau1.A2" office:value-type="string">
            <text:p text:style-name="P7">14.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34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598468</text:p>
          </table:table-cell>
          <table:table-cell table:style-name="Tabla2.D3" office:value-type="string">
            <text:p text:style-name="P23">34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19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